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25cm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cm" fo:min-width="18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3.5cm" svg:x="1.5cm" svg:y="1.5cm">
          <draw:text-box>
            <text:p><text:span text:style-name="T1">BaseComponent Methods</text:span></text:p>
          </draw:text-box>
        </draw:frame>
        <draw:frame draw:style-name="gr2" draw:layer="layout" svg:width="11cm" svg:height="1.75cm" svg:x="2cm" svg:y="5cm">
          <draw:text-box>
            <text:p>defineProperties()</text:p>
          </draw:text-box>
        </draw:frame>
        <draw:frame draw:style-name="gr2" draw:text-style-name="P2" draw:layer="layout" svg:width="15cm" svg:height="2.245cm" svg:x="4.5cm" svg:y="6.25cm">
          <draw:text-box>
            <text:p><text:span text:style-name="T2">use these helper methods:</text:span></text:p>
            <text:p><text:span text:style-name="T2"/></text:p>
            <text:p><text:span text:style-name="T3">addInternalProperty(prop:PropertyField)</text:span></text:p>
            <text:p><text:span text:style-name="T3">addEditableProperty(prop:PropertyField)</text:span></text:p>
            <text:p><text:span text:style-name="T3"/></text:p>
          </draw:text-box>
        </draw:frame>
        <draw:frame draw:style-name="gr2" draw:layer="layout" svg:width="11cm" svg:height="1.75cm" svg:x="2cm" svg:y="13cm">
          <draw:text-box>
            <text:p>prepareValuesForSave()</text:p>
          </draw:text-box>
        </draw:frame>
        <draw:frame draw:style-name="gr2" draw:layer="layout" svg:width="11cm" svg:height="1.75cm" svg:x="2cm" svg:y="13.75cm">
          <draw:text-box>
            <text:p>destroy()</text:p>
          </draw:text-box>
        </draw:frame>
        <draw:frame draw:style-name="gr2" draw:layer="layout" svg:width="11cm" svg:height="1.75cm" svg:x="2cm" svg:y="23.05cm">
          <draw:text-box>
            <text:p>getProperties()</text:p>
          </draw:text-box>
        </draw:frame>
        <draw:frame draw:style-name="gr2" draw:layer="layout" svg:width="11cm" svg:height="1.75cm" svg:x="2cm" svg:y="10.7cm">
          <draw:text-box>
            <text:p>setEditMode(f:Boolean)</text:p>
          </draw:text-box>
        </draw:frame>
        <draw:frame draw:style-name="gr2" draw:layer="layout" svg:width="11cm" svg:height="1.75cm" svg:x="2cm" svg:y="17.9cm">
          <draw:text-box>
            <text:p>setSharedMemory(o:Object)</text:p>
          </draw:text-box>
        </draw:frame>
        <draw:frame draw:style-name="gr3" draw:text-style-name="P3" draw:layer="layout" svg:width="18cm" svg:height="0.64cm" svg:x="1.5cm" svg:y="3.5cm">
          <draw:text-box>
            <text:p><text:span text:style-name="T4">METHODS YOU (PROBABLY) NEED TO OVERRIDE</text:span></text:p>
          </draw:text-box>
        </draw:frame>
        <draw:frame draw:style-name="gr3" draw:text-style-name="P3" draw:layer="layout" svg:width="18cm" svg:height="0.64cm" svg:x="1.5cm" svg:y="16.26cm">
          <draw:text-box>
            <text:p><text:span text:style-name="T4">ADVANCED METHODS</text:span></text:p>
          </draw:text-box>
        </draw:frame>
        <draw:frame draw:style-name="gr3" draw:text-style-name="P3" draw:layer="layout" svg:width="18cm" svg:height="0.64cm" svg:x="1.5cm" svg:y="21.4cm">
          <draw:text-box>
            <text:p><text:span text:style-name="T4">METHODS CALLED INTERNALLY BY THE FRAMEWORK</text:span></text:p>
          </draw:text-box>
        </draw:frame>
        <draw:frame draw:style-name="gr4" draw:layer="layout" svg:width="11cm" svg:height="1cm" svg:x="2cm" svg:y="9cm">
          <draw:text-box>
            <text:p>propertyValuesInitialised()</text:p>
          </draw:text-box>
        </draw:frame>
        <draw:frame draw:style-name="gr2" draw:layer="layout" svg:width="16cm" svg:height="1.75cm" svg:x="2cm" svg:y="11.5cm">
          <draw:text-box>
            <text:p>editablePropertyUpdated(prop:PropertyFiel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ls Millahn</meta:initial-creator>
    <meta:creation-date>2009-06-03T14:03:24.34</meta:creation-date>
    <dc:date>2009-06-03T14:03:33.12</dc:date>
    <dc:creator>Nils Millahn</dc:creator>
    <meta:editing-duration>PT00H00M09S</meta:editing-duration>
    <meta:editing-cycles>1</meta:editing-cycles>
    <meta:generator>OpenOffice.org/3.0$Win32 OpenOffice.org_project/300m9$Build-9358</meta:generator>
    <meta:document-statistic meta:object-count="13"/>
  </office:meta>
</office:document-meta>
</file>